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6" style:family="table-column">
      <style:table-column-properties fo:break-before="auto" style:column-width="46.28mm"/>
    </style:style>
    <style:style style:name="co17" style:family="table-column">
      <style:table-column-properties fo:break-before="auto" style:column-width="174.89mm"/>
    </style:style>
    <style:style style:name="co18" style:family="table-column">
      <style:table-column-properties fo:break-before="auto" style:column-width="142.84mm"/>
    </style:style>
    <style:style style:name="co19" style:family="table-column">
      <style:table-column-properties fo:break-before="auto" style:column-width="36.21mm"/>
    </style:style>
    <style:style style:name="co15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22.05mm"/>
    </style:style>
    <style:style style:name="co21" style:family="table-column">
      <style:table-column-properties fo:break-before="auto" style:column-width="19.6mm"/>
    </style:style>
    <style:style style:name="co1" style:family="table-column">
      <style:table-column-properties fo:break-before="auto" style:column-width="105.39mm"/>
    </style:style>
    <style:style style:name="co22" style:family="table-column">
      <style:table-column-properties fo:break-before="auto" style:column-width="30.5mm"/>
    </style:style>
    <style:style style:name="co23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27.22mm"/>
    </style:style>
    <style:style style:name="co24" style:family="table-column">
      <style:table-column-properties fo:break-before="auto" style:column-width="46.02mm"/>
    </style:style>
    <style:style style:name="co25" style:family="table-column">
      <style:table-column-properties fo:break-before="auto" style:column-width="72.71mm"/>
    </style:style>
    <style:style style:name="co26" style:family="table-column">
      <style:table-column-properties fo:break-before="auto" style:column-width="117.72mm"/>
    </style:style>
    <style:style style:name="co27" style:family="table-column">
      <style:table-column-properties fo:break-before="auto" style:column-width="33.3mm"/>
    </style:style>
    <style:style style:name="co28" style:family="table-column">
      <style:table-column-properties fo:break-before="auto" style:column-width="36.57mm"/>
    </style:style>
    <style:style style:name="co29" style:family="table-column">
      <style:table-column-properties fo:break-before="auto" style:column-width="30.59mm"/>
    </style:style>
    <style:style style:name="co30" style:family="table-column">
      <style:table-column-properties fo:break-before="auto" style:column-width="25.95mm"/>
    </style:style>
    <style:style style:name="co31" style:family="table-column">
      <style:table-column-properties fo:break-before="auto" style:column-width="39.3mm"/>
    </style:style>
    <style:style style:name="co32" style:family="table-column">
      <style:table-column-properties fo:break-before="auto" style:column-width="25.14mm"/>
    </style:style>
    <style:style style:name="co33" style:family="table-column">
      <style:table-column-properties fo:break-before="auto" style:column-width="37.02mm"/>
    </style:style>
    <style:style style:name="co34" style:family="table-column">
      <style:table-column-properties fo:break-before="auto" style:column-width="33.5mm"/>
    </style:style>
    <style:style style:name="co35" style:family="table-column">
      <style:table-column-properties fo:break-before="auto" style:column-width="29.07mm"/>
    </style:style>
    <style:style style:name="co36" style:family="table-column">
      <style:table-column-properties fo:break-before="auto" style:column-width="38.21mm"/>
    </style:style>
    <style:style style:name="co37" style:family="table-column">
      <style:table-column-properties fo:break-before="auto" style:column-width="62.18mm"/>
    </style:style>
    <style:style style:name="co38" style:family="table-column">
      <style:table-column-properties fo:break-before="auto" style:column-width="22.33mm"/>
    </style:style>
    <style:style style:name="co39" style:family="table-column">
      <style:table-column-properties fo:break-before="auto" style:column-width="41.12mm"/>
    </style:style>
    <style:style style:name="co40" style:family="table-column">
      <style:table-column-properties fo:break-before="auto" style:column-width="37.85mm"/>
    </style:style>
    <style:style style:name="co41" style:family="table-column">
      <style:table-column-properties fo:break-before="auto" style:column-width="41.38mm"/>
    </style:style>
    <style:style style:name="co42" style:family="table-column">
      <style:table-column-properties fo:break-before="auto" style:column-width="38.12mm"/>
    </style:style>
    <style:style style:name="co43" style:family="table-column">
      <style:table-column-properties fo:break-before="auto" style:column-width="53.09mm"/>
    </style:style>
    <style:style style:name="co44" style:family="table-column">
      <style:table-column-properties fo:break-before="auto" style:column-width="42.76mm"/>
    </style:style>
    <style:style style:name="co45" style:family="table-column">
      <style:table-column-properties fo:break-before="auto" style:column-width="22.6mm"/>
    </style:style>
    <style:style style:name="co46" style:family="table-column">
      <style:table-column-properties fo:break-before="auto" style:column-width="12.52mm"/>
    </style:style>
    <style:style style:name="co47" style:family="table-column">
      <style:table-column-properties fo:break-before="auto" style:column-width="23.69mm"/>
    </style:style>
    <style:style style:name="co48" style:family="table-column">
      <style:table-column-properties fo:break-before="auto" style:column-width="38.38mm"/>
    </style:style>
    <style:style style:name="co49" style:family="table-column">
      <style:table-column-properties fo:break-before="auto" style:column-width="23.41mm"/>
    </style:style>
    <style:style style:name="co50" style:family="table-column">
      <style:table-column-properties fo:break-before="auto" style:column-width="27.59mm"/>
    </style:style>
    <style:style style:name="co51" style:family="table-column">
      <style:table-column-properties fo:break-before="auto" style:column-width="78.25mm"/>
    </style:style>
    <style:style style:name="co52" style:family="table-column">
      <style:table-column-properties fo:break-before="auto" style:column-width="25.68mm"/>
    </style:style>
    <style:style style:name="ro2" style:family="table-row">
      <style:table-row-properties style:row-height="5.29mm" fo:break-before="auto" style:use-optimal-row-height="true"/>
    </style:style>
    <style:style style:name="ro1" style:family="table-row">
      <style:table-row-properties style:row-height="10mm" fo:break-before="auto" style:use-optimal-row-height="false"/>
    </style:style>
    <style:style style:name="ro3" style:family="table-row">
      <style:table-row-properties style:row-height="1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0" style:family="table-cell" style:parent-style-name="Default">
      <style:table-cell-properties fo:border-bottom="0.74pt solid #000000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74pt solid #000000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63" style:family="table-cell" style:parent-style-name="Default">
      <style:table-cell-properties fo:wrap-option="wrap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84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37" style:family="table-cell" style:parent-style-name="Default" style:data-style-name="N11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39" style:family="table-cell" style:parent-style-name="Default" style:data-style-name="N121">
      <style:text-properties fo:font-size="12pt" style:font-size-asian="12pt" style:font-size-complex="12pt"/>
    </style:style>
    <style:style style:name="ce41" style:family="table-cell" style:parent-style-name="Default" style:data-style-name="N121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-bottom="0.74pt solid #000000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58" style:family="table-cell" style:parent-style-name="Default">
      <style:table-cell-properties fo:wrap-option="wrap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84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74" style:family="table-cell" style:parent-style-name="Default" style:data-style-name="N11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75" style:family="table-cell" style:parent-style-name="Default" style:data-style-name="N121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21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use-regular-expressions="false" table:use-wildcards="true"/>
      <table:table table:name="scores" table:style-name="ta1">
        <office:forms form:automatic-focus="false" form:apply-design-mode="false"/>
        <table:table-column table:style-name="co1" table:default-cell-style-name="ce47"/>
        <table:table-column table:style-name="co2" table:default-cell-style-name="ce48"/>
        <table:table-column table:style-name="co38" table:default-cell-style-name="ce52"/>
        <table:table-column table:style-name="co39" table:default-cell-style-name="ce52"/>
        <table:table-column table:style-name="co40" table:default-cell-style-name="ce52"/>
        <table:table-column table:style-name="co41" table:default-cell-style-name="ce52"/>
        <table:table-column table:style-name="co42" table:default-cell-style-name="ce52"/>
        <table:table-column table:style-name="co43" table:default-cell-style-name="ce52"/>
        <table:table-column table:style-name="co44" table:default-cell-style-name="ce52"/>
        <table:table-column table:style-name="co45" table:default-cell-style-name="ce52"/>
        <table:table-column table:style-name="co46" table:number-columns-repeated="3" table:default-cell-style-name="ce52"/>
        <table:table-column table:style-name="co47" table:default-cell-style-name="ce52"/>
        <table:table-column table:style-name="co48" table:default-cell-style-name="ce52"/>
        <table:table-column table:style-name="co49" table:default-cell-style-name="ce52"/>
        <table:table-column table:style-name="co48" table:default-cell-style-name="ce52"/>
        <table:table-column table:style-name="co15" table:number-columns-repeated="1007" table:default-cell-style-name="ce52"/>
        <table:table-row table:style-name="ro1">
          <table:table-cell table:style-name="ce45" table:formula="of:=publication_header" office:value-type="string" office:string-value="Publication" calcext:value-type="string">
            <text:p>Publication</text:p>
          </table:table-cell>
          <table:table-cell table:style-name="ce45" table:formula="of:=model_header" office:value-type="string" office:string-value="Model" calcext:value-type="string">
            <text:p>Model</text:p>
          </table:table-cell>
          <table:table-cell table:style-name="ce50" table:number-matrix-columns-spanned="39" table:number-matrix-rows-spanned="1" table:formula="of:=TRANSPOSE(datasets)" office:value-type="string" office:string-value="UWAVE" calcext:value-type="string">
            <text:p>UWAVE</text:p>
          </table:table-cell>
          <table:table-cell table:style-name="ce50" office:value-type="string" office:string-value="Beijing Multi-Site" calcext:value-type="string">
            <text:p>Beijing Multi-Site</text:p>
          </table:table-cell>
          <table:table-cell table:style-name="ce50" office:value-type="string" office:string-value="Beijing PMA2.5" calcext:value-type="string">
            <text:p>Beijing PMA2.5</text:p>
          </table:table-cell>
          <table:table-cell table:style-name="ce50" office:value-type="string" office:string-value="Electricity (Load)" calcext:value-type="string">
            <text:p>Electricity (Load)</text:p>
          </table:table-cell>
          <table:table-cell table:style-name="ce50" office:value-type="string" office:string-value="Human Activity" calcext:value-type="string">
            <text:p>Human Activity</text:p>
          </table:table-cell>
          <table:table-cell table:style-name="ce50" office:value-type="string" office:string-value="Electricity (household)" calcext:value-type="string">
            <text:p>Electricity (household)</text:p>
          </table:table-cell>
          <table:table-cell table:style-name="ce50" office:value-type="string" office:string-value="Traffic (PEMS-SF)" calcext:value-type="string">
            <text:p>Traffic (PEMS-SF)</text:p>
          </table:table-cell>
          <table:table-cell table:style-name="ce50" office:value-type="string" office:string-value="USHCN" calcext:value-type="string">
            <text:p>USHCN</text:p>
          </table:table-cell>
          <table:table-cell table:style-name="ce50" office:value-type="string" office:string-value="M3" calcext:value-type="string">
            <text:p>M3</text:p>
          </table:table-cell>
          <table:table-cell table:style-name="ce50" office:value-type="string" office:string-value="M4" calcext:value-type="string">
            <text:p>M4</text:p>
          </table:table-cell>
          <table:table-cell table:style-name="ce50" office:value-type="string" office:string-value="M5" calcext:value-type="string">
            <text:p>M5</text:p>
          </table:table-cell>
          <table:table-cell table:style-name="ce50" office:value-type="string" office:string-value="MIMIC-III" calcext:value-type="string">
            <text:p>MIMIC-III</text:p>
          </table:table-cell>
          <table:table-cell table:style-name="ce50" office:value-type="string" office:string-value="Physionet 2012" calcext:value-type="string">
            <text:p>Physionet 2012</text:p>
          </table:table-cell>
          <table:table-cell table:style-name="ce50" office:value-type="string" office:string-value="Tourism" calcext:value-type="string">
            <text:p>Tourism</text:p>
          </table:table-cell>
          <table:table-cell table:style-name="ce50" office:value-type="string" office:string-value="Physionet 2019" calcext:value-type="string">
            <text:p>Physionet 2019</text:p>
          </table:table-cell>
          <table:table-cell table:style-name="ce50" office:value-type="string" office:string-value="MuJoCo" calcext:value-type="string">
            <text:p>MuJoCo</text:p>
          </table:table-cell>
          <table:table-cell table:style-name="ce50" office:value-type="string" office:string-value="CharacterTrajectories" calcext:value-type="string">
            <text:p>CharacterTrajectories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0" calcext:value-type="float">
            <text:p/>
          </table:table-cell>
          <table:table-cell table:style-name="ce17" table:number-columns-repeated="23"/>
          <table:table-cell table:style-name="Default" table:number-columns-repeated="960"/>
        </table:table-row>
        <table:table-row table:style-name="ro1">
          <table:table-cell table:number-matrix-columns-spanned="1" table:number-matrix-rows-spanned="39" table:formula="of:=publications" office:value-type="string" office:string-value="A Multi-Horizon Quantile Recurrent Forecaster" calcext:value-type="string">
            <text:p>A Multi-Horizon Quantile Recurrent Forecaster</text:p>
          </table:table-cell>
          <table:table-cell table:number-matrix-columns-spanned="1" table:number-matrix-rows-spanned="39" table:formula="of:=models" office:value-type="string" office:string-value="MQRNN" calcext:value-type="string">
            <text:p>MQRN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BRITS: Bidirectional Recurrent Imputation for Time Series" calcext:value-type="string">
            <text:p>BRITS: Bidirectional Recurrent Imputation for Time Series</text:p>
          </table:table-cell>
          <table:table-cell office:value-type="string" office:string-value="BRITS" calcext:value-type="string">
            <text:p>BRITS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Deep State Space Models for Time Series Forecasting" calcext:value-type="string">
            <text:p>Deep State Space Models for Time Series Forecasting</text:p>
          </table:table-cell>
          <table:table-cell office:value-type="string" office:string-value="DeepState" calcext:value-type="string">
            <text:p>DeepState</text:p>
          </table:table-cell>
          <table:table-cell table:style-name="ce5" table:number-columns-repeated="3"/>
          <table:table-cell table:style-name="ce5" office:value-type="float" office:value="0.178" calcext:value-type="float">
            <text:p>0.178</text:p>
          </table:table-cell>
          <table:table-cell table:style-name="ce5" table:number-columns-repeated="2"/>
          <table:table-cell table:style-name="ce5" office:value-type="float" office:value="0.111" calcext:value-type="float">
            <text:p>0.111</text:p>
          </table:table-cell>
          <table:table-cell table:style-name="ce5" table:number-columns-repeated="8"/>
          <table:table-cell table:number-columns-repeated="1007"/>
        </table:table-row>
        <table:table-row table:style-name="ro1">
          <table:table-cell office:value-type="string" office:string-value="DeepAR: Probabilistic forecasting with autoregressive recurrent networks" calcext:value-type="string">
            <text:p>DeepAR: Probabilistic forecasting with autoregressive recurrent networks</text:p>
          </table:table-cell>
          <table:table-cell office:value-type="string" office:string-value="DeepAR" calcext:value-type="string">
            <text:p>DeepAR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Enhancing the Locality and Breaking the Memory Bottleneck of Transformer on Time Series Forecasting" calcext:value-type="string">
            <text:p>Enhancing the Locality and Breaking the Memory Bottleneck of Transformer on Time Series Forecasting</text:p>
          </table:table-cell>
          <table:table-cell office:value-type="string" office:string-value="LogSparse Transformer" calcext:value-type="string">
            <text:p>LogSparse Transformer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Estimating Missing Data in Temporal Data Streams Using Multi-Directional Recurrent Neural Networks " calcext:value-type="string">
            <text:p>Estimating Missing Data in Temporal Data Streams Using Multi-Directional Recurrent Neural Networks </text:p>
          </table:table-cell>
          <table:table-cell office:value-type="string" office:string-value="M-RNN" calcext:value-type="string">
            <text:p>M-RN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GRU-ODE-Bayes: Continuous modeling of sporadically-observed time series" calcext:value-type="string">
            <text:p>GRU-ODE-Bayes: Continuous modeling of sporadically-observed time series</text:p>
          </table:table-cell>
          <table:table-cell office:value-type="string" office:string-value="GRU-ODE" calcext:value-type="string">
            <text:p>GRU-O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Informer: Beyond Efficient Transformer for Long Sequence Time-Series Forecasting" calcext:value-type="string">
            <text:p>Informer: Beyond Efficient Transformer for Long Sequence Time-Series Forecasting</text:p>
          </table:table-cell>
          <table:table-cell office:value-type="float" office:value="0" calcext:value-type="float">
            <text:p/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Interpolation-Prediction Networks for Irregularly Sampled Time Series" calcext:value-type="string">
            <text:p>Interpolation-Prediction Networks for Irregularly Sampled Time Series</text:p>
          </table:table-cell>
          <table:table-cell office:value-type="string" office:string-value="IP-Net" calcext:value-type="string">
            <text:p>IP-Net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Latent ODEs for Irregularly-Sampled Time Series" calcext:value-type="string">
            <text:p>Latent ODEs for Irregularly-Sampled Time Series</text:p>
          </table:table-cell>
          <table:table-cell office:value-type="string" office:string-value="Latent ODE" calcext:value-type="string">
            <text:p>Latent O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Multi-Horizon Time Series Forecasting with Temporal Attention Learning " calcext:value-type="string">
            <text:p>Multi-Horizon Time Series Forecasting with Temporal Attention Learning </text:p>
          </table:table-cell>
          <table:table-cell office:value-type="string" office:string-value="Multimodal-Attention" calcext:value-type="string">
            <text:p>Multimodal-Attentio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Multi-Time Attention Networks for Irregularly Sampled Time Series" calcext:value-type="string">
            <text:p>Multi-Time Attention Networks for Irregularly Sampled Time Series</text:p>
          </table:table-cell>
          <table:table-cell office:value-type="string" office:string-value="mTAND" calcext:value-type="string">
            <text:p>mTAND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N-BEATS: Neural basis expansion analysis for interpretable time series forecasting" calcext:value-type="string">
            <text:p>N-BEATS: Neural basis expansion analysis for interpretable time series forecasting</text:p>
          </table:table-cell>
          <table:table-cell office:value-type="string" office:string-value="N-BEATS" calcext:value-type="string">
            <text:p>N-BEATS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Neural Controlled Differential Equations for Irregular Time Series " calcext:value-type="string">
            <text:p>Neural Controlled Differential Equations for Irregular Time Series </text:p>
          </table:table-cell>
          <table:table-cell office:value-type="string" office:string-value="NCDE" calcext:value-type="string">
            <text:p>NC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Neural Ordinary Differential Equations" calcext:value-type="string">
            <text:p>Neural Ordinary Differential Equations</text:p>
          </table:table-cell>
          <table:table-cell office:value-type="string" office:string-value="NODE" calcext:value-type="string">
            <text:p>NO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Recurrent Neural Networks for Multivariate Time Series with Missing Values" calcext:value-type="string">
            <text:p>Recurrent Neural Networks for Multivariate Time Series with Missing Values</text:p>
          </table:table-cell>
          <table:table-cell office:value-type="string" office:string-value="GRU-D" calcext:value-type="string">
            <text:p>GRU-D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Set Functions for Time Series" calcext:value-type="string">
            <text:p>Set Functions for Time Series</text:p>
          </table:table-cell>
          <table:table-cell office:value-type="string" office:string-value="SeFT-Attn" calcext:value-type="string">
            <text:p>SeFT-Att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Some Recent Advances in Forecasting and Control" calcext:value-type="string">
            <text:p>Some Recent Advances in Forecasting and Control</text:p>
          </table:table-cell>
          <table:table-cell office:value-type="string" office:string-value="ARIMA" calcext:value-type="string">
            <text:p>ARIMA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Temporal Fusion Transformers for Interpretable Multi-horizon Time Series Forecasting " calcext:value-type="string">
            <text:p>Temporal Fusion Transformers for Interpretable Multi-horizon Time Series Forecasting </text:p>
          </table:table-cell>
          <table:table-cell office:value-type="string" office:string-value="TFT" calcext:value-type="string">
            <text:p>TFT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Temporal pattern attention for multivariate time series forecasting " calcext:value-type="string">
            <text:p>Temporal pattern attention for multivariate time series forecasting </text:p>
          </table:table-cell>
          <table:table-cell office:value-type="string" office:string-value="TPA" calcext:value-type="string">
            <text:p>TPA</text:p>
          </table:table-cell>
          <table:table-cell table:number-columns-repeated="1022"/>
        </table:table-row>
        <table:table-row table:style-name="ro1">
          <table:table-cell office:value-type="string" office:string-value="Temporal Regularized Matrix Factorization for High-dimensional Time Series Prediction" calcext:value-type="string">
            <text:p>Temporal Regularized Matrix Factorization for High-dimensional Time Series Prediction</text:p>
          </table:table-cell>
          <table:table-cell office:value-type="string" office:string-value="TRMF" calcext:value-type="string">
            <text:p>TRMF</text:p>
          </table:table-cell>
          <table:table-cell table:number-columns-repeated="1022"/>
        </table:table-row>
        <table:table-row table:style-name="ro1">
          <table:table-cell office:value-type="string" office:string-value="Adversarial Sparse Transformer for Time Series Forecasting" calcext:value-type="string">
            <text:p>Adversarial Sparse Transformer for Time Series Forecasting</text:p>
          </table:table-cell>
          <table:table-cell office:value-type="string" office:string-value="AST" calcext:value-type="string">
            <text:p>AST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sets" table:style-name="ta1">
        <table:table-column table:style-name="co16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15" table:number-columns-repeated="7" table:default-cell-style-name="ce52"/>
        <table:table-column table:style-name="co20" table:number-columns-repeated="2" table:default-cell-style-name="ce52"/>
        <table:table-column table:style-name="co21" table:default-cell-style-name="ce52"/>
        <table:table-column table:style-name="co15" table:number-columns-repeated="1010" table:default-cell-style-name="ce52"/>
        <table:table-row table:style-name="ro2">
          <table:table-cell table:style-name="ce54" office:value-type="string" calcext:value-type="string">
            <text:p>Dataset</text:p>
          </table:table-cell>
          <table:table-cell table:number-columns-repeated="2" table:style-name="ce54" office:value-type="string" calcext:value-type="string">
            <text:p>Origin</text:p>
          </table:table-cell>
          <table:table-cell table:style-name="ce54" office:value-type="string" calcext:value-type="string">
            <text:p>File</text:p>
          </table:table-cell>
          <table:table-cell table:style-name="ce54" office:value-type="string" calcext:value-type="string">
            <text:p>Description</text:p>
          </table:table-cell>
          <table:table-cell table:style-name="ce54" office:value-type="string" calcext:value-type="string">
            <text:p>Attribute Information</text:p>
          </table:table-cell>
          <table:table-cell table:style-name="ce54" office:value-type="string" calcext:value-type="string">
            <text:p>Number of time series</text:p>
          </table:table-cell>
          <table:table-cell table:style-name="ce54" office:value-type="string" calcext:value-type="string">
            <text:p>MIN/AVG/MAX length</text:p>
          </table:table-cell>
          <table:table-cell table:style-name="ce54" office:value-type="string" calcext:value-type="string">
            <text:p>Number of channels</text:p>
          </table:table-cell>
          <table:table-cell table:style-name="ce54" office:value-type="string" calcext:value-type="string">
            <text:p>regular</text:p>
          </table:table-cell>
          <table:table-cell table:style-name="ce54" office:value-type="string" calcext:value-type="string">
            <text:p>regular + missing values</text:p>
          </table:table-cell>
          <table:table-cell table:style-name="ce54" office:value-type="string" calcext:value-type="string">
            <text:p>Regular + missing values (channel wise)</text:p>
          </table:table-cell>
          <table:table-cell table:style-name="ce54" office:value-type="string" calcext:value-type="string">
            <text:p>Irregular</text:p>
          </table:table-cell>
          <table:table-cell table:style-name="ce54" office:value-type="string" calcext:value-type="string">
            <text:p>Irregular channel-wise</text:p>
          </table:table-cell>
          <table:table-cell table:style-name="ce54" office:value-type="string" calcext:value-type="string">
            <text:p>classification</text:p>
          </table:table-cell>
          <table:table-cell table:style-name="ce54" office:value-type="string" calcext:value-type="string">
            <text:p>regression</text:p>
          </table:table-cell>
          <table:table-cell table:style-name="ce54" table:number-columns-repeated="1008"/>
        </table:table-row>
        <table:table-row table:style-name="ro2">
          <table:table-cell office:value-type="string" calcext:value-type="string">
            <text:p>UWAVE</text:p>
          </table:table-cell>
          <table:table-cell/>
          <table:table-cell office:value-type="string" calcext:value-type="string">
            <text:p><text:a xlink:href="http://timeseriesclassification.com/description.php?Dataset=UWaveGestureLibrary" xlink:type="simple">http://timeseriesclassification.com/description.php?Dataset=UWaveGestureLibrary</text:a></text:p>
          </table:table-cell>
          <table:table-cell office:value-type="string" calcext:value-type="string">
            <text:p><text:a xlink:href="../raw/UWaveGestureLibrary.zip" xlink:type="simple">UWaveGestureLibrary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ijing Multi-Site</text:p>
          </table:table-cell>
          <table:table-cell office:value-type="string" calcext:value-type="string">
            <text:p><text:a xlink:href="https://archive.ics.uci.edu/ml/datasets/Beijing+Multi-Site+Air-Quality+Data" xlink:type="simple">https://archive.ics.uci.edu/ml/datasets/Beijing+Multi-Site+Air-Quality+Data</text:a></text:p>
          </table:table-cell>
          <table:table-cell office:value-type="string" calcext:value-type="string">
            <text:p><text:a xlink:href="https://archive.ics.uci.edu/ml/datasets/Beijing+Multi-Site+Air-Quality+Data" xlink:type="simple">https://archive.ics.uci.edu/ml/datasets/Beijing+Multi-Site+Air-Quality+Data</text:a></text:p>
          </table:table-cell>
          <table:table-cell office:value-type="string" calcext:value-type="string">
            <text:p><text:a xlink:href="../raw/PRSA2017_Data_20130301-20170228.zip" xlink:type="simple">PRSA2017_Data_20130301-20170228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ijing PMA2.5</text:p>
          </table:table-cell>
          <table:table-cell office:value-type="string" calcext:value-type="string">
            <text:p><text:a xlink:href="https://archive.ics.uci.edu/ml/datasets/Beijing+PM2.5+Data" xlink:type="simple">https://archive.ics.uci.edu/ml/datasets/Beijing+PM2.5+Data</text:a></text:p>
          </table:table-cell>
          <table:table-cell office:value-type="string" calcext:value-type="string">
            <text:p><text:a xlink:href="https://archive.ics.uci.edu/ml/datasets/Beijing+PM2.5+Data" xlink:type="simple">https://archive.ics.uci.edu/ml/datasets/Beijing+PM2.5+Data</text:a></text:p>
          </table:table-cell>
          <table:table-cell office:value-type="string" calcext:value-type="string">
            <text:p><text:a xlink:href="../raw/PRSA_data_2010.1.1-2014.12.31.zip" xlink:type="simple">PRSA_data_2010.1.1-2014.12.31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ectricity (Load)</text:p>
          </table:table-cell>
          <table:table-cell office:value-type="string" calcext:value-type="string">
            <text:p><text:a xlink:href="https://archive.ics.uci.edu/ml/datasets/ElectricityLoadDiagrams20112014" xlink:type="simple">https://archive.ics.uci.edu/ml/datasets/ElectricityLoadDiagrams20112014</text:a></text:p>
          </table:table-cell>
          <table:table-cell office:value-type="string" calcext:value-type="string">
            <text:p><text:a xlink:href="https://archive.ics.uci.edu/ml/datasets/ElectricityLoadDiagrams20112014" xlink:type="simple">https://archive.ics.uci.edu/ml/datasets/ElectricityLoadDiagrams20112014</text:a></text:p>
          </table:table-cell>
          <table:table-cell office:value-type="string" calcext:value-type="string">
            <text:p><text:a xlink:href="../raw/LD2011_2014.zip" xlink:type="simple">LD2011_2014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man Activity</text:p>
          </table:table-cell>
          <table:table-cell office:value-type="string" calcext:value-type="string">
            <text:p><text:a xlink:href="https://archive.ics.uci.edu/ml/datasets/Human+Activity+Recognition+from+Continuous+Ambient+Sensor+Data" xlink:type="simple">https://archive.ics.uci.edu/ml/datasets/Human+Activity+Recognition+from+Continuous+Ambient+Sensor+Data</text:a></text:p>
          </table:table-cell>
          <table:table-cell office:value-type="string" calcext:value-type="string">
            <text:p><text:a xlink:href="https://archive.ics.uci.edu/ml/datasets/Human+Activity+Recognition+from+Continuous+Ambient+Sensor+Data" xlink:type="simple">https://archive.ics.uci.edu/ml/datasets/Human+Activity+Recognition+from+Continuous+Ambient+Sensor+Data</text:a></text:p>
          </table:table-cell>
          <table:table-cell office:value-type="string" calcext:value-type="string">
            <text:p><text:a xlink:href="../raw/casas-dataset.zip" xlink:type="simple">casas-dataset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ectricity (household)</text:p>
          </table:table-cell>
          <table:table-cell office:value-type="string" calcext:value-type="string">
            <text:p><text:a xlink:href="https://archive.ics.uci.edu/ml/datasets/individual+household+electric+power+consumption" xlink:type="simple">https://archive.ics.uci.edu/ml/datasets/individual+household+electric+power+consumption</text:a></text:p>
          </table:table-cell>
          <table:table-cell office:value-type="string" calcext:value-type="string">
            <text:p><text:a xlink:href="https://archive.ics.uci.edu/ml/datasets/Individual+household+electric+power+consumption" xlink:type="simple">https://archive.ics.uci.edu/ml/datasets/Individual+household+electric+power+consumption</text:a></text:p>
          </table:table-cell>
          <table:table-cell office:value-type="string" calcext:value-type="string">
            <text:p><text:a xlink:href="../raw/household_power_consumption.zip" xlink:type="simple">household_power_consumption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ffic (PEMS-SF)</text:p>
          </table:table-cell>
          <table:table-cell office:value-type="string" calcext:value-type="string">
            <text:p><text:a xlink:href="https://archive.ics.uci.edu/ml/datasets/PEMS-SF" xlink:type="simple">https://archive.ics.uci.edu/ml/datasets/PEMS-SF</text:a></text:p>
          </table:table-cell>
          <table:table-cell office:value-type="string" calcext:value-type="string">
            <text:p><text:a xlink:href="https://archive.ics.uci.edu/ml/datasets/PEMS-SF" xlink:type="simple">https://archive.ics.uci.edu/ml/datasets/PEMS-SF</text:a></text:p>
          </table:table-cell>
          <table:table-cell office:value-type="string" calcext:value-type="string">
            <text:p><text:a xlink:href="../raw/PEMS-SF.zip" xlink:type="simple">PEMS-SF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<text:a xlink:href="https://cdiac.ess-dive.lbl.gov/epubs/ndp/ushcn/ushcn.html" xlink:type="simple">https://cdiac.ess-dive.lbl.gov/epubs/ndp/ushcn/ushcn.html</text:a></text:p>
          </table:table-cell>
          <table:table-cell office:value-type="string" calcext:value-type="string">
            <text:p><text:a xlink:href="../raw/ushcn_daily.zip" xlink:type="simple">ushcn_daily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<text:a xlink:href="https://forecasters.org/resources/time-series-data/m3-competition/" xlink:type="simple">https://forecasters.org/resources/time-series-data/m3-competition/</text:a></text:p>
          </table:table-cell>
          <table:table-cell office:value-type="string" calcext:value-type="string">
            <text:p><text:a xlink:href="../raw/M3C.xls" xlink:type="simple">M3C.xls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4</text:p>
          </table:table-cell>
          <table:table-cell/>
          <table:table-cell office:value-type="string" calcext:value-type="string">
            <text:p><text:a xlink:href="https://github.com/Mcompetitions/M4-methods/tree/master/Dataset" xlink:type="simple">https://github.com/Mcompetitions/M4-methods/tree/master/Dataset</text:a></text:p>
          </table:table-cell>
          <table:table-cell office:value-type="string" calcext:value-type="string">
            <text:p><text:a xlink:href="../raw/M4-Dataset.zip" xlink:type="simple">M4-Dataset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5</text:p>
          </table:table-cell>
          <table:table-cell/>
          <table:table-cell office:value-type="string" calcext:value-type="string">
            <text:p><text:a xlink:href="https://github.com/Mcompetitions/M5-methods" xlink:type="simple">https://github.com/Mcompetitions/M5-methods</text:a></text:p>
          </table:table-cell>
          <table:table-cell office:value-type="string" calcext:value-type="string">
            <text:p><text:a xlink:href="../raw/M5-Dataset.zip" xlink:type="simple">M5-Dataset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MIC-III</text:p>
          </table:table-cell>
          <table:table-cell office:value-type="string" calcext:value-type="string">
            <text:p><text:a xlink:href="https://physionet.org/content/mimiciii/1.4/" xlink:type="simple">https://physionet.org/content/mimiciii/1.4/</text:a></text:p>
          </table:table-cell>
          <table:table-cell office:value-type="string" calcext:value-type="string">
            <text:p><text:a xlink:href="https://mimic.physionet.org/" xlink:type="simple">https://mimic.physionet.org/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hysionet 2012</text:p>
          </table:table-cell>
          <table:table-cell/>
          <table:table-cell office:value-type="string" calcext:value-type="string">
            <text:p><text:a xlink:href="https://physionet.org/content/challenge-2012/1.0.0/" xlink:type="simple">https://physionet.org/content/challenge-2012/1.0.0/</text:a></text:p>
          </table:table-cell>
          <table:table-cell office:value-type="string" calcext:value-type="string">
            <text:p><text:a xlink:href="../raw/physionet-2012.zip" xlink:type="simple">physionet-2012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urism</text:p>
          </table:table-cell>
          <table:table-cell/>
          <table:table-cell office:value-type="string" calcext:value-type="string">
            <text:p><text:a xlink:href="https://www.kaggle.com/c/tourism1/overview" xlink:type="simple">https://www.kaggle.com/c/tourism1/overview</text:a></text:p>
          </table:table-cell>
          <table:table-cell office:value-type="string" calcext:value-type="string">
            <text:p><text:a xlink:href="../raw/tourism1.zip" xlink:type="simple">tourism1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ysionet 2019</text:p>
          </table:table-cell>
          <table:table-cell/>
          <table:table-cell office:value-type="string" calcext:value-type="string">
            <text:p><text:a xlink:href="https://physionet.org/content/challenge-2019/1.0.0/" xlink:type="simple">https://physionet.org/content/challenge-2019/1.0.0/</text:a></text:p>
          </table:table-cell>
          <table:table-cell office:value-type="string" calcext:value-type="string">
            <text:p><text:a xlink:href="../raw/physionet-2019.zip" xlink:type="simple">physionet-2019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uJoCo</text:p>
          </table:table-cell>
          <table:table-cell/>
          <table:table-cell office:value-type="string" calcext:value-type="string">
            <text:p><text:a xlink:href="http://www.cs.toronto.edu/~rtqichen/datasets/HopperPhysics/training.pt" xlink:type="simple">http://www.cs.toronto.edu/~rtqichen/datasets/HopperPhysics/training.pt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racterTrajectories</text:p>
          </table:table-cell>
          <table:table-cell office:value-type="string" calcext:value-type="string">
            <text:p><text:a xlink:href="https://archive.ics.uci.edu/ml/datasets/Character+Trajectories" xlink:type="simple">https://archive.ics.uci.edu/ml/datasets/Character+Trajectories</text:a></text:p>
          </table:table-cell>
          <table:table-cell office:value-type="string" calcext:value-type="string">
            <text:p><text:a xlink:href="https://archive.ics.uci.edu/ml/datasets/Character+Trajectories" xlink:type="simple">https://archive.ics.uci.edu/ml/datasets/Character+Trajectories</text:a>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e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47"/>
        <table:table-column table:style-name="co22" table:default-cell-style-name="ce57"/>
        <table:table-column table:style-name="co23" table:default-cell-style-name="ce57"/>
        <table:table-column table:style-name="co2" table:default-cell-style-name="ce57"/>
        <table:table-column table:style-name="co24" table:default-cell-style-name="ce57"/>
        <table:table-column table:style-name="co2" table:default-cell-style-name="ce57"/>
        <table:table-column table:style-name="co2" table:default-cell-style-name="ce48"/>
        <table:table-column table:style-name="co25" table:default-cell-style-name="ce48"/>
        <table:table-column table:style-name="co26" table:default-cell-style-name="ce48"/>
        <table:table-column table:style-name="co27" table:default-cell-style-name="ce59"/>
        <table:table-column table:style-name="co28" table:default-cell-style-name="ce59"/>
        <table:table-column table:style-name="co29" table:default-cell-style-name="ce59"/>
        <table:table-column table:style-name="co30" table:default-cell-style-name="ce59"/>
        <table:table-column table:style-name="co31" table:default-cell-style-name="ce59"/>
        <table:table-column table:style-name="co32" table:default-cell-style-name="ce59"/>
        <table:table-column table:style-name="co15" table:number-columns-repeated="1008" table:default-cell-style-name="ce52"/>
        <table:table-row table:style-name="ro1">
          <table:table-cell table:style-name="ce55" office:value-type="string" calcext:value-type="string">
            <text:p>Publication</text:p>
          </table:table-cell>
          <table:table-cell table:style-name="ce56" office:value-type="string" calcext:value-type="string">
            <text:p>Paper Arxiv</text:p>
          </table:table-cell>
          <table:table-cell table:style-name="ce56" office:value-type="string" calcext:value-type="string">
            <text:p>Paper Published</text:p>
          </table:table-cell>
          <table:table-cell table:style-name="ce56" office:value-type="string" calcext:value-type="string">
            <text:p>paperswithcode</text:p>
          </table:table-cell>
          <table:table-cell table:style-name="ce56" office:value-type="string" calcext:value-type="string">
            <text:p>Venue</text:p>
          </table:table-cell>
          <table:table-cell table:style-name="ce56" office:value-type="string" calcext:value-type="string">
            <text:p>Year</text:p>
          </table:table-cell>
          <table:table-cell table:style-name="ce45" office:value-type="string" calcext:value-type="string">
            <text:p>Model</text:p>
          </table:table-cell>
          <table:table-cell table:style-name="ce45" office:value-type="string" calcext:value-type="string">
            <text:p>Original Implementation</text:p>
          </table:table-cell>
          <table:table-cell table:style-name="ce45" office:value-type="string" calcext:value-type="string">
            <text:p>Alternative Implementation</text:p>
          </table:table-cell>
          <table:table-cell table:style-name="ce50" office:value-type="string" calcext:value-type="string">
            <text:p>Forecasting</text:p>
          </table:table-cell>
          <table:table-cell table:style-name="ce50" office:value-type="string" calcext:value-type="string">
            <text:p>Classification</text:p>
          </table:table-cell>
          <table:table-cell table:style-name="ce50" office:value-type="string" calcext:value-type="string">
            <text:p>Imputation</text:p>
          </table:table-cell>
          <table:table-cell table:style-name="ce50" office:value-type="string" calcext:value-type="string">
            <text:p>Irregular</text:p>
          </table:table-cell>
          <table:table-cell table:style-name="ce50" office:value-type="string" calcext:value-type="string">
            <text:p>Missing values</text:p>
          </table:table-cell>
          <table:table-cell table:style-name="ce50" office:value-type="string" calcext:value-type="string">
            <text:p>Memory</text:p>
          </table:table-cell>
          <table:table-cell table:style-name="ce60" table:number-columns-repeated="1008"/>
        </table:table-row>
        <table:table-row table:style-name="ro3">
          <table:table-cell office:value-type="string" calcext:value-type="string">
            <text:p>A Multi-Horizon Quantile Recurrent Forecaster</text:p>
          </table:table-cell>
          <table:table-cell office:value-type="string" calcext:value-type="string">
            <text:p><text:a xlink:href="https://arxiv.org/abs/1711.11053" xlink:type="simple">https://arxiv.org/abs/1711.11053</text:a></text:p>
          </table:table-cell>
          <table:table-cell table:number-columns-repeated="2"/>
          <table:table-cell office:value-type="string" calcext:value-type="string">
            <text:p>NeurIP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QRNN</text:p>
          </table:table-cell>
          <table:table-cell table:style-name="ce58"/>
          <table:table-cell office:value-type="string" calcext:value-type="string">
            <text:p><text:a xlink:href="https://github.com/ErezSC42/qr_forcaster.git" xlink:type="simple">https://github.com/ErezSC42/qr_forcaster.git</text:a></text:p>
          </table:table-cell>
          <table:table-cell table:style-name="ce48" table:number-columns-repeated="6"/>
          <table:table-cell table:style-name="ce61" table:number-columns-repeated="1008"/>
        </table:table-row>
        <table:table-row table:style-name="ro3">
          <table:table-cell office:value-type="string" calcext:value-type="string">
            <text:p>BRITS: Bidirectional Recurrent Imputation for Time Series</text:p>
          </table:table-cell>
          <table:table-cell office:value-type="string" calcext:value-type="string">
            <text:p><text:a xlink:href="https://arxiv.org/abs/1805.10572" xlink:type="simple">https://arxiv.org/abs/1805.10572</text:a></text:p>
          </table:table-cell>
          <table:table-cell office:value-type="string" calcext:value-type="string">
            <text:p><text:a xlink:href="https://proceedings.neurips.cc/paper/2018/hash/734e6bfcd358e25ac1db0a4241b95651-Abstract.html" xlink:type="simple">https://proceedings.neurips.cc/paper/2018/hash/734e6bfcd358e25ac1db0a4241b95651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RITS</text:p>
          </table:table-cell>
          <table:table-cell office:value-type="string" calcext:value-type="string">
            <text:p><text:a xlink:href="https://github.com/NIPS-BRITS/BRITS.git" xlink:type="simple">https://github.com/NIPS-BRITS/BRITS.git</text:a></text:p>
          </table:table-cell>
          <table:table-cell/>
          <table:table-cell table:style-name="ce48" table:number-columns-repeated="6"/>
          <table:table-cell table:style-name="ce61" table:number-columns-repeated="1008"/>
        </table:table-row>
        <table:table-row table:style-name="ro3">
          <table:table-cell office:value-type="string" calcext:value-type="string">
            <text:p>Deep State Space Models for Time Series Forecasting</text:p>
          </table:table-cell>
          <table:table-cell/>
          <table:table-cell office:value-type="string" calcext:value-type="string">
            <text:p><text:a xlink:href="https://papers.nips.cc/paper/2018/hash/5cf68969fb67aa6082363a6d4e6468e2-Abstract.html" xlink:type="simple">https://papers.nips.cc/paper/2018/hash/5cf68969fb67aa6082363a6d4e6468e2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epState</text:p>
          </table:table-cell>
          <table:table-cell table:number-columns-repeated="2"/>
          <table:table-cell table:style-name="ce48" table:number-columns-repeated="6"/>
          <table:table-cell table:style-name="ce61" table:number-columns-repeated="1008"/>
        </table:table-row>
        <table:table-row table:style-name="ro3">
          <table:table-cell office:value-type="string" calcext:value-type="string">
            <text:p>DeepAR: Probabilistic forecasting with autoregressive recurrent networks</text:p>
          </table:table-cell>
          <table:table-cell office:value-type="string" calcext:value-type="string">
            <text:p><text:a xlink:href="https://arxiv.org/abs/1704.04110" xlink:type="simple">https://arxiv.org/abs/1704.04110</text:a></text:p>
          </table:table-cell>
          <table:table-cell office:value-type="string" calcext:value-type="string">
            <text:p><text:a xlink:href="https://www.sciencedirect.com/science/article/pii/S0169207019301888" xlink:type="simple">https://www.sciencedirect.com/science/article/pii/S0169207019301888</text:a></text:p>
          </table:table-cell>
          <table:table-cell/>
          <table:table-cell office:value-type="string" calcext:value-type="string">
            <text:p>IJF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eepAR</text:p>
          </table:table-cell>
          <table:table-cell table:style-name="ce58"/>
          <table:table-cell office:value-type="string" calcext:value-type="string">
            <text:p><text:a xlink:href="https://github.com/husnejahan/DeepAR-pytorch.git" xlink:type="simple">https://github.com/husnejahan/DeepAR-pytorch.git</text:a></text:p>
          </table:table-cell>
          <table:table-cell table:style-name="ce48" table:number-columns-repeated="6"/>
          <table:table-cell table:style-name="ce61" table:number-columns-repeated="1008"/>
        </table:table-row>
        <table:table-row table:style-name="ro3">
          <table:table-cell office:value-type="string" calcext:value-type="string">
            <text:p>Enhancing the Locality and Breaking the Memory Bottleneck of Transformer on Time Series Forecasting</text:p>
          </table:table-cell>
          <table:table-cell office:value-type="string" calcext:value-type="string">
            <text:p><text:a xlink:href="https://arxiv.org/abs/1907.00235" xlink:type="simple">https://arxiv.org/abs/1907.00235</text:a></text:p>
          </table:table-cell>
          <table:table-cell office:value-type="string" calcext:value-type="string">
            <text:p><text:a xlink:href="https://papers.nips.cc/paper/2019/hash/6775a0635c302542da2c32aa19d86be0-Abstract.html" xlink:type="simple">https://papers.nips.cc/paper/2019/hash/6775a0635c302542da2c32aa19d86be0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ogSparse Transformer</text:p>
          </table:table-cell>
          <table:table-cell table:style-name="ce58"/>
          <table:table-cell office:value-type="string" calcext:value-type="string">
            <text:p><text:a xlink:href="https://github.com/mlpotter/Transformer_Time_Series.git" xlink:type="simple">https://github.com/mlpotter/Transformer_Time_Series.git</text:a></text:p>
          </table:table-cell>
          <table:table-cell table:style-name="ce48" table:number-columns-repeated="6"/>
          <table:table-cell table:style-name="ce61" table:number-columns-repeated="1008"/>
        </table:table-row>
        <table:table-row table:style-name="ro3">
          <table:table-cell office:value-type="string" calcext:value-type="string">
            <text:p>Estimating Missing Data in Temporal Data Streams Using Multi-Directional Recurrent Neural Networks </text:p>
          </table:table-cell>
          <table:table-cell office:value-type="string" calcext:value-type="string">
            <text:p><text:a xlink:href="https://arxiv.org/abs/1711.08742" xlink:type="simple">https://arxiv.org/abs/1711.08742</text:a></text:p>
          </table:table-cell>
          <table:table-cell office:value-type="string" calcext:value-type="string">
            <text:p><text:a xlink:href="https://ieeexplore.ieee.org/abstract/document/8485748" xlink:type="simple">https://ieeexplore.ieee.org/abstract/document/8485748</text:a></text:p>
          </table:table-cell>
          <table:table-cell/>
          <table:table-cell office:value-type="string" calcext:value-type="string">
            <text:p>IEE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-RNN</text:p>
          </table:table-cell>
          <table:table-cell office:value-type="string" calcext:value-type="string">
            <text:p><text:a xlink:href="https://github.com/jsyoon0823/MRNN.git" xlink:type="simple">https://github.com/jsyoon0823/MRNN.git</text:a></text:p>
          </table:table-cell>
          <table:table-cell table:number-columns-repeated="7"/>
          <table:table-cell table:style-name="ce61" table:number-columns-repeated="1008"/>
        </table:table-row>
        <table:table-row table:style-name="ro3">
          <table:table-cell office:value-type="string" calcext:value-type="string">
            <text:p>GRU-ODE-Bayes: Continuous modeling of sporadically-observed time series</text:p>
          </table:table-cell>
          <table:table-cell office:value-type="string" calcext:value-type="string">
            <text:p><text:a xlink:href="https://arxiv.org/abs/1905.12374" xlink:type="simple">https://arxiv.org/abs/1905.12374</text:a></text:p>
          </table:table-cell>
          <table:table-cell office:value-type="string" calcext:value-type="string">
            <text:p><text:a xlink:href="https://proceedings.neurips.cc/paper/2019/hash/455cb2657aaa59e32fad80cb0b65b9dc-Abstract.html" xlink:type="simple">https://proceedings.neurips.cc/paper/2019/hash/455cb2657aaa59e32fad80cb0b65b9dc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U-ODE</text:p>
          </table:table-cell>
          <table:table-cell office:value-type="string" calcext:value-type="string">
            <text:p><text:a xlink:href="https://github.com/edebrouwer/gru_ode_bayes.git" xlink:type="simple">https://github.com/edebrouwer/gru_ode_bayes.git</text:a></text:p>
          </table:table-cell>
          <table:table-cell/>
          <table:table-cell table:style-name="ce48" table:number-columns-repeated="6"/>
          <table:table-cell table:style-name="ce61" table:number-columns-repeated="1008"/>
        </table:table-row>
        <table:table-row table:style-name="ro3">
          <table:table-cell office:value-type="string" calcext:value-type="string">
            <text:p>Informer: Beyond Efficient Transformer for Long Sequence Time-Series Forecasting</text:p>
          </table:table-cell>
          <table:table-cell office:value-type="string" calcext:value-type="string">
            <text:p><text:a xlink:href="https://arxiv.org/abs/2012.07436" xlink:type="simple">https://arxiv.org/abs/2012.07436</text:a></text:p>
          </table:table-cell>
          <table:table-cell table:style-name="Default"/>
          <table:table-cell/>
          <table:table-cell office:value-type="string" calcext:value-type="string">
            <text:p>AAAI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<text:a xlink:href="https://github.com/zhouhaoyi/Informer2020" xlink:type="simple">https://github.com/zhouhaoyi/Informer2020</text:a></text:p>
          </table:table-cell>
          <table:table-cell table:number-columns-repeated="7"/>
          <table:table-cell table:style-name="ce61" table:number-columns-repeated="1008"/>
        </table:table-row>
        <table:table-row table:style-name="ro3">
          <table:table-cell office:value-type="string" calcext:value-type="string">
            <text:p>Interpolation-Prediction Networks for Irregularly Sampled Time Series</text:p>
          </table:table-cell>
          <table:table-cell office:value-type="string" calcext:value-type="string">
            <text:p><text:a xlink:href="https://arxiv.org/abs/1909.07782" xlink:type="simple">https://arxiv.org/abs/1909.07782</text:a></text:p>
          </table:table-cell>
          <table:table-cell office:value-type="string" calcext:value-type="string">
            <text:p><text:a xlink:href="https://openreview.net/forum?id=r1efr3C9Ym" xlink:type="simple">https://openreview.net/forum?id=r1efr3C9Ym</text:a></text:p>
          </table:table-cell>
          <table:table-cell/>
          <table:table-cell office:value-type="string" calcext:value-type="string">
            <text:p>ICL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P-Net</text:p>
          </table:table-cell>
          <table:table-cell office:value-type="string" calcext:value-type="string">
            <text:p><text:a xlink:href="https://github.com/mlds-lab/interp-net.git" xlink:type="simple">https://github.com/mlds-lab/interp-net.git</text:a></text:p>
          </table:table-cell>
          <table:table-cell/>
          <table:table-cell table:style-name="ce48" table:number-columns-repeated="6"/>
          <table:table-cell table:style-name="ce61" table:number-columns-repeated="1008"/>
        </table:table-row>
        <table:table-row table:style-name="ro3">
          <table:table-cell office:value-type="string" calcext:value-type="string">
            <text:p>Latent ODEs for Irregularly-Sampled Time Series</text:p>
          </table:table-cell>
          <table:table-cell office:value-type="string" calcext:value-type="string">
            <text:p><text:a xlink:href="https://arxiv.org/abs/1907.03907" xlink:type="simple">https://arxiv.org/abs/1907.03907</text:a></text:p>
          </table:table-cell>
          <table:table-cell office:value-type="string" calcext:value-type="string">
            <text:p><text:a xlink:href="https://papers.nips.cc/paper/2019/hash/42a6845a557bef704ad8ac9cb4461d43-Abstract.html" xlink:type="simple">https://papers.nips.cc/paper/2019/hash/42a6845a557bef704ad8ac9cb4461d43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atent ODE</text:p>
          </table:table-cell>
          <table:table-cell office:value-type="string" calcext:value-type="string">
            <text:p><text:a xlink:href="https://github.com/YuliaRubanova/latent_ode.git" xlink:type="simple">https://github.com/YuliaRubanova/latent_ode.git</text:a></text:p>
          </table:table-cell>
          <table:table-cell/>
          <table:table-cell table:style-name="ce48" table:number-columns-repeated="6"/>
          <table:table-cell table:style-name="ce61" table:number-columns-repeated="1008"/>
        </table:table-row>
        <table:table-row table:style-name="ro3">
          <table:table-cell office:value-type="string" calcext:value-type="string">
            <text:p>Multi-Horizon Time Series Forecasting with Temporal Attention Learning </text:p>
          </table:table-cell>
          <table:table-cell/>
          <table:table-cell office:value-type="string" calcext:value-type="string">
            <text:p><text:a xlink:href="https://dl.acm.org/doi/10.1145/3292500.3330662" xlink:type="simple">https://dl.acm.org/doi/10.1145/3292500.3330662</text:a></text:p>
          </table:table-cell>
          <table:table-cell/>
          <table:table-cell office:value-type="string" calcext:value-type="string">
            <text:p>KD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ultimodal-Attention</text:p>
          </table:table-cell>
          <table:table-cell table:number-columns-repeated="2"/>
          <table:table-cell table:style-name="ce48" table:number-columns-repeated="6"/>
          <table:table-cell table:style-name="ce61" table:number-columns-repeated="1008"/>
        </table:table-row>
        <table:table-row table:style-name="ro3">
          <table:table-cell office:value-type="string" calcext:value-type="string">
            <text:p>Multi-Time Attention Networks for Irregularly Sampled Time Series</text:p>
          </table:table-cell>
          <table:table-cell office:value-type="string" calcext:value-type="string">
            <text:p><text:a xlink:href="https://arxiv.org/abs/2101.10318" xlink:type="simple">https://arxiv.org/abs/2101.10318</text:a></text:p>
          </table:table-cell>
          <table:table-cell office:value-type="string" calcext:value-type="string">
            <text:p><text:a xlink:href="https://openreview.net/forum?id=mXbhcalKnYM" xlink:type="simple">https://openreview.net/forum?id=mXbhcalKnYM</text:a></text:p>
          </table:table-cell>
          <table:table-cell office:value-type="string" calcext:value-type="string">
            <text:p><text:a xlink:href="https://paperswithcode.com/paper/multi-time-attention-networks-for-irregularly-1" xlink:type="simple">https://paperswithcode.com/paper/multi-time-attention-networks-for-irregularly-1</text:a></text:p>
          </table:table-cell>
          <table:table-cell office:value-type="string" calcext:value-type="string">
            <text:p>ICM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TAND</text:p>
          </table:table-cell>
          <table:table-cell office:value-type="string" calcext:value-type="string">
            <text:p><text:a xlink:href="https://github.com/satyanshukla/mTANs.git" xlink:type="simple">https://github.com/satyanshukla/mTANs.git</text:a></text:p>
          </table:table-cell>
          <table:table-cell/>
          <table:table-cell table:style-name="ce48" table:number-columns-repeated="6"/>
          <table:table-cell table:style-name="ce61" table:number-columns-repeated="1008"/>
        </table:table-row>
        <table:table-row table:style-name="ro3">
          <table:table-cell office:value-type="string" calcext:value-type="string">
            <text:p>N-BEATS: Neural basis expansion analysis for interpretable time series forecasting</text:p>
          </table:table-cell>
          <table:table-cell office:value-type="string" calcext:value-type="string">
            <text:p><text:a xlink:href="https://arxiv.org/abs/1905.10437" xlink:type="simple">https://arxiv.org/abs/1905.10437</text:a></text:p>
          </table:table-cell>
          <table:table-cell office:value-type="string" calcext:value-type="string">
            <text:p><text:a xlink:href="https://openreview.net/forum?id=r1ecqn4YwB" xlink:type="simple">https://openreview.net/forum?id=r1ecqn4YwB</text:a></text:p>
          </table:table-cell>
          <table:table-cell/>
          <table:table-cell office:value-type="string" calcext:value-type="string">
            <text:p>ICL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-BEATS</text:p>
          </table:table-cell>
          <table:table-cell office:value-type="string" calcext:value-type="string">
            <text:p><text:a xlink:href="https://github.com/ElementAI/N-BEATS.git" xlink:type="simple">https://github.com/ElementAI/N-BEATS.git</text:a></text:p>
          </table:table-cell>
          <table:table-cell/>
          <table:table-cell table:style-name="ce48" table:number-columns-repeated="6"/>
          <table:table-cell table:style-name="ce61" table:number-columns-repeated="1008"/>
        </table:table-row>
        <table:table-row table:style-name="ro3">
          <table:table-cell office:value-type="string" calcext:value-type="string">
            <text:p>Neural Controlled Differential Equations for Irregular Time Series </text:p>
          </table:table-cell>
          <table:table-cell/>
          <table:table-cell office:value-type="string" calcext:value-type="string">
            <text:p><text:a xlink:href="https://papers.nips.cc/paper/2020/hash/4a5876b450b45371f6cfe5047ac8cd45-Abstract.html" xlink:type="simple">https://papers.nips.cc/paper/2020/hash/4a5876b450b45371f6cfe5047ac8cd45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<text:a xlink:href="https://github.com/patrick-kidger/NeuralCDE" xlink:type="simple">https://github.com/patrick-kidger/NeuralCDE</text:a>, <text:a xlink:href="https://github.com/patrick-kidger/torchcde" xlink:type="simple">https://github.com/patrick-kidger/torchcde</text:a></text:p>
          </table:table-cell>
          <table:table-cell table:style-name="ce48" table:number-columns-repeated="6"/>
          <table:table-cell table:style-name="ce61" table:number-columns-repeated="1008"/>
        </table:table-row>
        <table:table-row table:style-name="ro3">
          <table:table-cell office:value-type="string" calcext:value-type="string">
            <text:p>Neural Ordinary Differential Equations</text:p>
          </table:table-cell>
          <table:table-cell office:value-type="string" calcext:value-type="string">
            <text:p><text:a xlink:href="https://arxiv.org/abs/1806.07366" xlink:type="simple">https://arxiv.org/abs/1806.07366</text:a></text:p>
          </table:table-cell>
          <table:table-cell office:value-type="string" calcext:value-type="string">
            <text:p><text:a xlink:href="https://papers.nips.cc/paper/2018/hash/69386f6bb1dfed68692a24c8686939b9-Abstract.html" xlink:type="simple">https://papers.nips.cc/paper/2018/hash/69386f6bb1dfed68692a24c8686939b9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<text:a xlink:href="https://github.com/rtqichen/torchdiffeq.git" xlink:type="simple">https://github.com/rtqichen/torchdiffeq.git</text:a></text:p>
          </table:table-cell>
          <table:table-cell/>
          <table:table-cell table:style-name="ce48" table:number-columns-repeated="6"/>
          <table:table-cell table:style-name="ce61" table:number-columns-repeated="1008"/>
        </table:table-row>
        <table:table-row table:style-name="ro3">
          <table:table-cell office:value-type="string" calcext:value-type="string">
            <text:p>Recurrent Neural Networks for Multivariate Time Series with Missing Values</text:p>
          </table:table-cell>
          <table:table-cell/>
          <table:table-cell office:value-type="string" calcext:value-type="string">
            <text:p><text:a xlink:href="https://www.nature.com/articles/s41598-018-24271-9" xlink:type="simple">https://www.nature.com/articles/s41598-018-24271-9</text:a></text:p>
          </table:table-cell>
          <table:table-cell/>
          <table:table-cell office:value-type="string" calcext:value-type="string">
            <text:p>Natur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U-D</text:p>
          </table:table-cell>
          <table:table-cell table:style-name="ce58"/>
          <table:table-cell office:value-type="string" calcext:value-type="string">
            <text:p><text:a xlink:href="https://github.com/fteufel/PyTorch-GRU-D.git" xlink:type="simple">https://github.com/fteufel/PyTorch-GRU-D.git</text:a></text:p>
          </table:table-cell>
          <table:table-cell table:style-name="ce48" table:number-columns-repeated="6"/>
          <table:table-cell table:style-name="ce61" table:number-columns-repeated="1008"/>
        </table:table-row>
        <table:table-row table:style-name="ro3">
          <table:table-cell office:value-type="string" calcext:value-type="string">
            <text:p>Set Functions for Time Series</text:p>
          </table:table-cell>
          <table:table-cell office:value-type="string" calcext:value-type="string">
            <text:p><text:a xlink:href="https://arxiv.org/abs/1909.12064" xlink:type="simple">https://arxiv.org/abs/1909.12064</text:a></text:p>
          </table:table-cell>
          <table:table-cell office:value-type="string" calcext:value-type="string">
            <text:p><text:a xlink:href="http://proceedings.mlr.press/v119/horn20a.html" xlink:type="simple">http://proceedings.mlr.press/v119/horn20a.html</text:a></text:p>
          </table:table-cell>
          <table:table-cell/>
          <table:table-cell office:value-type="string" calcext:value-type="string">
            <text:p>ICM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eFT-Attn</text:p>
          </table:table-cell>
          <table:table-cell office:value-type="string" calcext:value-type="string">
            <text:p><text:a xlink:href="https://github.com/BorgwardtLab/Set_Functions_for_Time_Series.git" xlink:type="simple">https://github.com/BorgwardtLab/Set_Functions_for_Time_Series.git</text:a></text:p>
          </table:table-cell>
          <table:table-cell/>
          <table:table-cell table:style-name="ce48" table:number-columns-repeated="6"/>
          <table:table-cell table:style-name="ce61" table:number-columns-repeated="1008"/>
        </table:table-row>
        <table:table-row table:style-name="ro3">
          <table:table-cell office:value-type="string" calcext:value-type="string">
            <text:p>Some Recent Advances in Forecasting and Control</text:p>
          </table:table-cell>
          <table:table-cell/>
          <table:table-cell office:value-type="string" calcext:value-type="string">
            <text:p><text:a xlink:href="https://www.jstor.org/stable/2985674" xlink:type="simple">https://www.jstor.org/stable/2985674</text:a></text:p>
          </table:table-cell>
          <table:table-cell/>
          <table:table-cell office:value-type="string" calcext:value-type="string">
            <text:p>Journal of the Royal Statistical Society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ARIMA</text:p>
          </table:table-cell>
          <table:table-cell table:number-columns-repeated="2"/>
          <table:table-cell table:style-name="ce48" table:number-columns-repeated="6"/>
          <table:table-cell table:style-name="ce61" table:number-columns-repeated="1008"/>
        </table:table-row>
        <table:table-row table:style-name="ro1">
          <table:table-cell office:value-type="string" calcext:value-type="string">
            <text:p>Temporal Fusion Transformers for Interpretable Multi-horizon Time Series Forecasting </text:p>
          </table:table-cell>
          <table:table-cell office:value-type="string" calcext:value-type="string">
            <text:p><text:a xlink:href="https://arxiv.org/abs/1912.09363" xlink:type="simple">https://arxiv.org/abs/1912.09363</text:a></text:p>
          </table:table-cell>
          <table:table-cell office:value-type="string" calcext:value-type="string">
            <text:p><text:a xlink:href="https://www.sciencedirect.com/science/article/pii/S0169207021000637" xlink:type="simple">https://www.sciencedirect.com/science/article/pii/S0169207021000637</text:a></text:p>
          </table:table-cell>
          <table:table-cell/>
          <table:table-cell office:value-type="string" calcext:value-type="string">
            <text:p>IJF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TFT</text:p>
          </table:table-cell>
          <table:table-cell office:value-type="string" calcext:value-type="string">
            <text:p><text:a xlink:href="https://github.com/google-research/google-research/tree/master/tft" xlink:type="simple">https://github.com/google-research/google-research/tree/master/tft</text:a></text:p>
          </table:table-cell>
          <table:table-cell/>
          <table:table-cell table:style-name="ce48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Temporal pattern attention for multivariate time series forecasting </text:p>
          </table:table-cell>
          <table:table-cell office:value-type="string" calcext:value-type="string">
            <text:p><text:a xlink:href="https://arxiv.org/abs/1809.04206" xlink:type="simple">https://arxiv.org/abs/1809.04206</text:a></text:p>
          </table:table-cell>
          <table:table-cell office:value-type="string" calcext:value-type="string">
            <text:p><text:a xlink:href="https://link.springer.com/article/10.1007/s10994-019-05815-0" xlink:type="simple">https://link.springer.com/article/10.1007/s10994-019-05815-0</text:a></text:p>
          </table:table-cell>
          <table:table-cell/>
          <table:table-cell office:value-type="string" calcext:value-type="string">
            <text:p>ECM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PA</text:p>
          </table:table-cell>
          <table:table-cell office:value-type="string" calcext:value-type="string">
            <text:p><text:a xlink:href="https://github.com/gantheory/TPA-LSTM.git" xlink:type="simple">https://github.com/gantheory/TPA-LSTM.git</text:a></text:p>
          </table:table-cell>
          <table:table-cell/>
          <table:table-cell table:style-name="ce48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Temporal Regularized Matrix Factorization for High-dimensional Time Series Prediction</text:p>
          </table:table-cell>
          <table:table-cell/>
          <table:table-cell office:value-type="string" calcext:value-type="string">
            <text:p><text:a xlink:href="https://papers.nips.cc/paper/2016/hash/85422afb467e9456013a2a51d4dff702-Abstract.html" xlink:type="simple">https://papers.nips.cc/paper/2016/hash/85422afb467e9456013a2a51d4dff702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TRMF</text:p>
          </table:table-cell>
          <table:table-cell office:value-type="string" calcext:value-type="string">
            <text:p><text:a xlink:href="https://github.com/rofuyu/exp-trmf-nips16/" xlink:type="simple">https://github.com/rofuyu/exp-trmf-nips16/</text:a></text:p>
          </table:table-cell>
          <table:table-cell office:value-type="string" calcext:value-type="string">
            <text:p><text:a xlink:href="https://github.com/SemenovAlex/trmf.git" xlink:type="simple">https://github.com/SemenovAlex/trmf.git</text:a></text:p>
          </table:table-cell>
          <table:table-cell table:style-name="ce48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Adversarial Sparse Transformer for Time Series Forecasting</text:p>
          </table:table-cell>
          <table:table-cell/>
          <table:table-cell office:value-type="string" calcext:value-type="string">
            <text:p><text:a xlink:href="https://proceedings.neurips.cc/paper/2020/hash/c6b8c8d762da15fa8dbbdfb6baf9e260-Abstract.html" xlink:type="simple">https://proceedings.neurips.cc/paper/2020/hash/c6b8c8d762da15fa8dbbdfb6baf9e260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<text:a xlink:href="https://github.com/hihihihiwsf/AST" xlink:type="simple">https://github.com/hihihihiwsf/AST</text:a></text:p>
          </table:table-cell>
          <table:table-cell table:number-columns-repeated="1015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esults" table:style-name="ta1">
        <table:table-column table:style-name="co15" table:default-cell-style-name="ce68"/>
        <table:table-column table:style-name="co33" table:default-cell-style-name="ce52"/>
        <table:table-column table:style-name="co15" table:default-cell-style-name="ce52"/>
        <table:table-column table:style-name="co34" table:number-columns-repeated="4" table:default-cell-style-name="ce52"/>
        <table:table-column table:style-name="co34" table:number-columns-repeated="2" table:default-cell-style-name="ce71"/>
        <table:table-column table:style-name="co33" table:default-cell-style-name="ce52"/>
        <table:table-column table:style-name="co35" table:default-cell-style-name="ce52"/>
        <table:table-column table:style-name="co36" table:default-cell-style-name="ce52"/>
        <table:table-column table:style-name="co37" table:default-cell-style-name="ce52"/>
        <table:table-column table:style-name="co15" table:default-cell-style-name="ce52"/>
        <table:table-column table:style-name="co15" table:number-columns-repeated="2" table:default-cell-style-name="ce76"/>
        <table:table-column table:style-name="co15" table:number-columns-repeated="1008" table:default-cell-style-name="ce52"/>
        <table:table-row table:style-name="ro2">
          <table:table-cell table:style-name="ce67" office:value-type="string" calcext:value-type="string">
            <text:p>Model</text:p>
          </table:table-cell>
          <table:table-cell table:style-name="ce70" office:value-type="string" calcext:value-type="string">
            <text:p>Variant</text:p>
          </table:table-cell>
          <table:table-cell table:style-name="ce70" office:value-type="string" calcext:value-type="string">
            <text:p>Dataset</text:p>
          </table:table-cell>
          <table:table-cell table:style-name="ce70" office:value-type="string" calcext:value-type="string">
            <text:p>aggregation</text:p>
          </table:table-cell>
          <table:table-cell table:style-name="ce70" office:value-type="string" calcext:value-type="string">
            <text:p>aggregation (type)</text:p>
          </table:table-cell>
          <table:table-cell table:style-name="ce70" office:value-type="string" calcext:value-type="string">
            <text:p>preprocessing</text:p>
          </table:table-cell>
          <table:table-cell table:style-name="ce70" office:value-type="string" calcext:value-type="string">
            <text:p>Task</text:p>
          </table:table-cell>
          <table:table-cell table:style-name="ce70" office:value-type="string" calcext:value-type="string">
            <text:p>Cross-validation</text:p>
          </table:table-cell>
          <table:table-cell table:style-name="ce72" office:value-type="string" calcext:value-type="string">
            <text:p>split</text:p>
          </table:table-cell>
          <table:table-cell table:style-name="ce70" office:value-type="string" calcext:value-type="string">
            <text:p>Task</text:p>
          </table:table-cell>
          <table:table-cell table:style-name="ce70" office:value-type="string" calcext:value-type="string">
            <text:p>obs horizon</text:p>
          </table:table-cell>
          <table:table-cell table:style-name="ce70" office:value-type="string" calcext:value-type="string">
            <text:p>forecast horizon</text:p>
          </table:table-cell>
          <table:table-cell table:style-name="ce70" office:value-type="string" calcext:value-type="string">
            <text:p>Task details</text:p>
          </table:table-cell>
          <table:table-cell table:style-name="ce70" office:value-type="string" calcext:value-type="string">
            <text:p>Measure</text:p>
          </table:table-cell>
          <table:table-cell table:style-name="ce75" office:value-type="string" calcext:value-type="string">
            <text:p>Value</text:p>
          </table:table-cell>
          <table:table-cell table:style-name="ce75" office:value-type="string" calcext:value-type="string">
            <text:p>STDDEV</text:p>
          </table:table-cell>
          <table:table-cell table:style-name="ce70" office:value-type="string" calcext:value-type="string">
            <text:p>Source</text:p>
          </table:table-cell>
          <table:table-cell table:style-name="ce70" table:number-columns-repeated="1007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Air Quality (Beijing PM2.5)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11.56" calcext:value-type="float">
            <text:p>11.56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Air Quality (Beijing PM2.5)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14.05" calcext:value-type="float">
            <text:p>14.05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mputeTS</text:p>
          </table:table-cell>
          <table:table-cell/>
          <table:table-cell office:value-type="string" calcext:value-type="string">
            <text:p>Air Quality (Beijing PM2.5)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19.58" calcext:value-type="float">
            <text:p>19.58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table:style-name="ce52" office:value-type="string" calcext:value-type="string">
            <text:p>GRU-D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4"/>
          <table:table-cell table:style-name="ce52"/>
          <table:table-cell office:value-type="string" calcext:value-type="string">
            <text:p>7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table:style-name="ce52" office:value-type="float" office:value="90.8" calcext:value-type="float">
            <text:p>90.8</text:p>
          </table:table-cell>
          <table:table-cell table:style-name="ce52" office:value-type="float" office:value="2.1" calcext:value-type="float">
            <text:p>2.1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table:style-name="ce52" office:value-type="string" calcext:value-type="string">
            <text:p>GRU-D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4"/>
          <table:table-cell table:style-name="ce52"/>
          <table:table-cell office:value-type="string" calcext:value-type="string">
            <text:p>5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table:style-name="ce52" office:value-type="float" office:value="92.7" calcext:value-type="float">
            <text:p>92.7</text:p>
          </table:table-cell>
          <table:table-cell table:style-name="ce52" office:value-type="float" office:value="2.8" calcext:value-type="float">
            <text:p>2.8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table:style-name="ce52" office:value-type="string" calcext:value-type="string">
            <text:p>GRU-D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4"/>
          <table:table-cell table:style-name="ce52"/>
          <table:table-cell office:value-type="string" calcext:value-type="string">
            <text:p>3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table:style-name="ce52" office:value-type="float" office:value="93.2" calcext:value-type="float">
            <text:p>93.2</text:p>
          </table:table-cell>
          <table:table-cell table:style-name="ce52" office:value-type="float" office:value="0.3" calcext:value-type="float">
            <text:p>0.3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7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6.7" calcext:value-type="float">
            <text:p>96.700</text:p>
          </table:table-cell>
          <table:table-cell office:value-type="float" office:value="0.9" calcext:value-type="float">
            <text:p>0.9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7.5" calcext:value-type="float">
            <text:p>97.500</text:p>
          </table:table-cell>
          <table:table-cell office:value-type="float" office:value="0.6" calcext:value-type="float">
            <text:p>0.6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7.9" calcext:value-type="float">
            <text:p>97.900</text:p>
          </table:table-cell>
          <table:table-cell office:value-type="float" office:value="0.4" calcext:value-type="float">
            <text:p>0.4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9.2" calcext:value-type="float">
            <text:p>99.200</text:p>
          </table:table-cell>
          <table:table-cell office:value-type="float" office:value="0.3" calcext:value-type="float">
            <text:p>0.3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9.3" calcext:value-type="float">
            <text:p>99.300</text:p>
          </table:table-cell>
          <table:table-cell office:value-type="float" office:value="0.3" calcext:value-type="float">
            <text:p>0.3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7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9.4" calcext:value-type="float">
            <text:p>99.400</text:p>
          </table:table-cell>
          <table:table-cell office:value-type="float" office:value="0.4" calcext:value-type="float">
            <text:p>0.4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5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7d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5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9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7d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9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4" calcext:value-type="float">
            <text:p>0.040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44" calcext:value-type="float">
            <text:p>0.04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52" calcext:value-type="float">
            <text:p>0.05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53" calcext:value-type="float">
            <text:p>0.05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56" calcext:value-type="float">
            <text:p>0.056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59" calcext:value-type="float">
            <text:p>0.05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7" calcext:value-type="float">
            <text:p>0.070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85" calcext:value-type="float">
            <text:p>0.085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87" calcext:value-type="float">
            <text:p>0.08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01" calcext:value-type="float">
            <text:p>0.10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01" calcext:value-type="float">
            <text:p>0.10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09" calcext:value-type="float">
            <text:p>0.10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21" calcext:value-type="float">
            <text:p>0.12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54" calcext:value-type="float">
            <text:p>0.15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238" calcext:value-type="float">
            <text:p>0.238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73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64" calcext:value-type="float">
            <text:p>0.06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73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65" calcext:value-type="float">
            <text:p>0.06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73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73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table:style-name="Default"/>
          <table:table-cell/>
          <table:table-cell table:style-name="ce73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7" calcext:value-type="float">
            <text:p>0.07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73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72" calcext:value-type="float">
            <text:p>0.07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73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73" calcext:value-type="float">
            <text:p>0.073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table:style-name="Default"/>
          <table:table-cell/>
          <table:table-cell table:style-name="ce73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Factor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table:style-name="Default"/>
          <table:table-cell/>
          <table:table-cell table:style-name="ce73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2" calcext:value-type="float">
            <text:p>0.11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table:style-name="Default"/>
          <table:table-cell/>
          <table:table-cell table:style-name="ce73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6" calcext:value-type="float">
            <text:p>0.16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71" calcext:value-type="float">
            <text:p>0.171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78" calcext:value-type="float">
            <text:p>0.178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55" calcext:value-type="float">
            <text:p>0.25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table:style-name="ce73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72" calcext:value-type="float">
            <text:p>0.27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table:style-name="ce73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MSE</text:p>
          </table:table-cell>
          <table:table-cell office:value-type="float" office:value="1" calcext:value-type="float">
            <text:p>1.00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table:style-name="ce73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MSE</text:p>
          </table:table-cell>
          <table:table-cell office:value-type="float" office:value="1.15" calcext:value-type="float">
            <text:p>1.15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36" calcext:value-type="float">
            <text:p>0.03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36" calcext:value-type="float">
            <text:p>0.03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55" calcext:value-type="float">
            <text:p>0.05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56" calcext:value-type="float">
            <text:p>0.05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59" calcext:value-type="float">
            <text:p>0.059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table:style-name="ce69"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table:style-name="ce69"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154" calcext:value-type="float">
            <text:p>0.154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4" calcext:value-type="float">
            <text:p>0.400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19" calcext:value-type="float">
            <text:p>0.21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55" calcext:value-type="float">
            <text:p>0.25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57" calcext:value-type="float">
            <text:p>0.25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349" calcext:value-type="float">
            <text:p>0.34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435" calcext:value-type="float">
            <text:p>0.43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1.397" calcext:value-type="float">
            <text:p>1.39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1.41" calcext:value-type="float">
            <text:p>1.41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1.439" calcext:value-type="float">
            <text:p>1.43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1.838" calcext:value-type="float">
            <text:p>1.838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1.865" calcext:value-type="float">
            <text:p>1.86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2.753" calcext:value-type="float">
            <text:p>2.753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4.528" calcext:value-type="float">
            <text:p>4.528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TRIP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only uses last week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table:number-columns-repeated="5"/>
          <table:table-cell office:value-type="string" calcext:value-type="string">
            <text:p>forecasting</text:p>
          </table:table-cell>
          <table:table-cell office:value-type="string" calcext:value-type="string">
            <text:p>168h</text:p>
          </table:table-cell>
          <table:table-cell office:value-type="string" calcext:value-type="string">
            <text:p>24h</text:p>
          </table:table-cell>
          <table:table-cell table:number-columns-repeated="4"/>
          <table:table-cell office:value-type="string" calcext:value-type="string">
            <text:p>DeepAR: Probabilistic forecasting with autoregressive recurrent network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31" calcext:value-type="float">
            <text:p>0.231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45" calcext:value-type="float">
            <text:p>0.24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2.35" calcext:value-type="float">
            <text:p>2.35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2.395" calcext:value-type="float">
            <text:p>2.39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2.415" calcext:value-type="float">
            <text:p>2.41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2.429" calcext:value-type="float">
            <text:p>2.42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2.434" calcext:value-type="float">
            <text:p>2.43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style-name="Default" table:number-columns-repeated="7"/>
          <table:table-cell table:number-columns-repeated="6"/>
          <table:table-cell office:value-type="string" calcext:value-type="string">
            <text:p>Deep State Space Models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938" calcext:value-type="float">
            <text:p>0.93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94" calcext:value-type="float">
            <text:p>0.940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969" calcext:value-type="float">
            <text:p>0.969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219" calcext:value-type="float">
            <text:p>0.219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248" calcext:value-type="float">
            <text:p>0.248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mputeTS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363" calcext:value-type="float">
            <text:p>0.363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9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829" calcext:value-type="float">
            <text:p>0.829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9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846" calcext:value-type="float">
            <text:p>0.846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Cross-Entropy</text:p>
          </table:table-cell>
          <table:table-cell office:value-type="float" office:value="0.21" calcext:value-type="float">
            <text:p>0.210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Cross-Entropy</text:p>
          </table:table-cell>
          <table:table-cell office:value-type="float" office:value="0.225" calcext:value-type="float">
            <text:p>0.225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0.359" calcext:value-type="float">
            <text:p>0.359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0.418" calcext:value-type="float">
            <text:p>0.418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53" calcext:value-type="float">
            <text:p>0.853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53" calcext:value-type="float">
            <text:p>0.853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table:style-name="ce69" office:value-type="string" calcext:value-type="string">
            <text:p>SeFT-Att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47.36" calcext:value-type="float">
            <text:p>47.3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9"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48.46" calcext:value-type="float">
            <text:p>48.4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9"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1.27" calcext:value-type="float">
            <text:p>51.27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9"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7.93" calcext:value-type="float">
            <text:p>77.93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9"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8.5" calcext:value-type="float">
            <text:p>78.50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9" office:value-type="string" calcext:value-type="string">
            <text:p>SeFT-Att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9.76" calcext:value-type="float">
            <text:p>79.7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9" office:value-type="string" calcext:value-type="string">
            <text:p>SeFT-Att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3.94" calcext:value-type="float">
            <text:p>83.94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9"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3.96" calcext:value-type="float">
            <text:p>83.9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9"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5.95" calcext:value-type="float">
            <text:p>85.95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48" calcext:value-type="float">
            <text:p>0.480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62" calcext:value-type="float">
            <text:p>0.620</text:p>
          </table:table-cell>
          <table:table-cell office:value-type="float" office:value="0.05" calcext:value-type="float">
            <text:p>0.05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79" calcext:value-type="float">
            <text:p>0.790</text:p>
          </table:table-cell>
          <table:table-cell office:value-type="float" office:value="0.06" calcext:value-type="float">
            <text:p>0.06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0.84" calcext:value-type="float">
            <text:p>0.840</text:p>
          </table:table-cell>
          <table:table-cell office:value-type="float" office:value="0.04" calcext:value-type="float">
            <text:p>0.04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1.02" calcext:value-type="float">
            <text:p>1.020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1.16" calcext:value-type="float">
            <text:p>1.160</text:p>
          </table:table-cell>
          <table:table-cell office:value-type="float" office:value="0.05" calcext:value-type="float">
            <text:p>0.05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RMSE</text:p>
          </table:table-cell>
          <table:table-cell office:value-type="float" office:value="0.014" calcext:value-type="float">
            <text:p>0.014</text:p>
          </table:table-cell>
          <table:table-cell/>
          <table:table-cell office:value-type="string" calcext:value-type="string">
            <text:p>Estimating Missing Data in Temporal Data Streams Using Multi-Directional Recurrent Neural Network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AUROC</text:p>
          </table:table-cell>
          <table:table-cell office:value-type="float" office:value="0.853" calcext:value-type="float">
            <text:p>0.853</text:p>
          </table:table-cell>
          <table:table-cell/>
          <table:table-cell office:value-type="string" calcext:value-type="string">
            <text:p>Estimating Missing Data in Temporal Data Streams Using Multi-Directional Recurrent Neural Network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table:number-columns-repeated="2"/>
          <table:table-cell office:value-type="string" calcext:value-type="string">
            <text:p>length of stay prediction</text:p>
          </table:table-cell>
          <table:table-cell office:value-type="string" calcext:value-type="string">
            <text:p>Explained Variance</text:p>
          </table:table-cell>
          <table:table-cell office:value-type="float" office:value="0.146" calcext:value-type="float">
            <text:p>0.146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table:number-columns-repeated="2"/>
          <table:table-cell office:value-type="string" calcext:value-type="string">
            <text:p>length of stay prediction</text:p>
          </table:table-cell>
          <table:table-cell office:value-type="string" calcext:value-type="string">
            <text:p>Explained Variance</text:p>
          </table:table-cell>
          <table:table-cell office:value-type="float" office:value="0.245" calcext:value-type="float">
            <text:p>0.245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table:number-columns-repeated="2"/>
          <table:table-cell office:value-type="string" calcext:value-type="string">
            <text:p>length of stay prediction</text:p>
          </table:table-cell>
          <table:table-cell office:value-type="string" calcext:value-type="string">
            <text:p>MAE</text:p>
          </table:table-cell>
          <table:table-cell office:value-type="float" office:value="2.862" calcext:value-type="float">
            <text:p>2.862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table:number-columns-repeated="2"/>
          <table:table-cell office:value-type="string" calcext:value-type="string">
            <text:p>length of stay prediction</text:p>
          </table:table-cell>
          <table:table-cell office:value-type="string" calcext:value-type="string">
            <text:p>MAE</text:p>
          </table:table-cell>
          <table:table-cell office:value-type="float" office:value="2.891" calcext:value-type="float">
            <text:p>2.891</text:p>
          </table:table-cell>
          <table:table-cell office:value-type="float" office:value="0.103" calcext:value-type="float">
            <text:p>0.103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3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175" calcext:value-type="float">
            <text:p>1.17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5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258" calcext:value-type="float">
            <text:p>1.258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74" office:value-type="string" calcext:value-type="string">
            <text:p>2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4" calcext:value-type="float">
            <text:p>1.400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74" office:value-type="string" calcext:value-type="string">
            <text:p>1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441" calcext:value-type="float">
            <text:p>1.441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74" office:value-type="string" calcext:value-type="string">
            <text:p>1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3.508" calcext:value-type="float">
            <text:p>13.508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3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5.465" calcext:value-type="float">
            <text:p>15.46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5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6.463" calcext:value-type="float">
            <text:p>26.463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74" office:value-type="string" calcext:value-type="string">
            <text:p>2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31.508" calcext:value-type="float">
            <text:p>31.508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5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285" calcext:value-type="float">
            <text:p>0.28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74" office:value-type="string" calcext:value-type="string">
            <text:p>2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295" calcext:value-type="float">
            <text:p>0.29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3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3" calcext:value-type="float">
            <text:p>0.300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74" office:value-type="string" calcext:value-type="string">
            <text:p>1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36" calcext:value-type="float">
            <text:p>0.360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5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665" calcext:value-type="float">
            <text:p>0.66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3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986" calcext:value-type="float">
            <text:p>0.986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74" office:value-type="string" calcext:value-type="string">
            <text:p>2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209" calcext:value-type="float">
            <text:p>1.209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74" office:value-type="string" calcext:value-type="string">
            <text:p>1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647" calcext:value-type="float">
            <text:p>1.647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17" calcext:value-type="float">
            <text:p>0.81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34" calcext:value-type="float">
            <text:p>0.83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5" calcext:value-type="float">
            <text:p>0.850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table:style-name="ce69" office:value-type="string" calcext:value-type="string">
            <text:p>IP-Net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1.86" calcext:value-type="float">
            <text:p>51.8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9" office:value-type="string" calcext:value-type="string">
            <text:p>SeFT-Att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3.67" calcext:value-type="float">
            <text:p>53.67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9"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4.97" calcext:value-type="float">
            <text:p>54.97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9" office:value-type="string" calcext:value-type="string">
            <text:p>SeFT-Att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0.43" calcext:value-type="float">
            <text:p>70.43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9" office:value-type="string" calcext:value-type="string">
            <text:p>IP-Net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80.33" calcext:value-type="float">
            <text:p>80.33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9"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80.78" calcext:value-type="float">
            <text:p>80.78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9" office:value-type="string" calcext:value-type="string">
            <text:p>SeFT-Att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5.14" calcext:value-type="float">
            <text:p>85.14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9" office:value-type="string" calcext:value-type="string">
            <text:p>IP-Net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6.24" calcext:value-type="float">
            <text:p>86.24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9"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6.99" calcext:value-type="float">
            <text:p>86.99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.231" calcext:value-type="float">
            <text:p>2.231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.231" calcext:value-type="float">
            <text:p>2.231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278" calcext:value-type="float">
            <text:p>0.278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mputeTS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39" calcext:value-type="float">
            <text:p>0.39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445" calcext:value-type="float">
            <text:p>0.445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.118" calcext:value-type="float">
            <text:p>2.118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.118" calcext:value-type="float">
            <text:p>2.118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.361" calcext:value-type="float">
            <text:p>2.361</text:p>
          </table:table-cell>
          <table:table-cell office:value-type="float" office:value="0.086" calcext:value-type="float">
            <text:p>0.086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9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29" calcext:value-type="float">
            <text:p>0.829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9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33" calcext:value-type="float">
            <text:p>0.833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5"/>
          <table:table-cell office:value-type="string" calcext:value-type="string">
            <text:p>no 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office:value-type="float" office:value="0.776" calcext:value-type="float">
            <text:p>0.776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5"/>
          <table:table-cell office:value-type="string" calcext:value-type="string">
            <text:p>no 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office:value-type="float" office:value="0.833" calcext:value-type="float">
            <text:p>0.833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table:style-name="ce52" office:value-type="string" calcext:value-type="string">
            <text:p>GRU-D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4"/>
          <table:table-cell table:style-name="ce52"/>
          <table:table-cell office:value-type="string" calcext:value-type="string">
            <text:p>no 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table:style-name="ce52" office:value-type="float" office:value="0.85" calcext:value-type="float">
            <text:p>0.85</text:p>
          </table:table-cell>
          <table:table-cell table:style-name="ce52" office:value-type="float" office:value="0.013" calcext:value-type="float">
            <text:p>0.013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table:style-name="ce52" office:value-type="string" calcext:value-type="string">
            <text:p>GRU-D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4"/>
          <table:table-cell table:style-name="ce52"/>
          <table:table-cell office:value-type="string" calcext:value-type="string">
            <text:p>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table:style-name="ce52" office:value-type="float" office:value="0.871" calcext:value-type="float">
            <text:p>0.871</text:p>
          </table:table-cell>
          <table:table-cell table:style-name="ce52" office:value-type="float" office:value="0.022" calcext:value-type="float">
            <text:p>0.022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5"/>
          <table:table-cell office:value-type="string" calcext:value-type="string">
            <text:p>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office:value-type="float" office:value="0.874" calcext:value-type="float">
            <text:p>0.874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5"/>
          <table:table-cell office:value-type="string" calcext:value-type="string">
            <text:p>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office:value-type="float" office:value="0.88" calcext:value-type="float">
            <text:p>0.880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50</text:p>
          </table:table-cell>
          <table:table-cell office:value-type="float" office:value="0.093" calcext:value-type="float">
            <text:p>0.093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7d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9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7d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90</text:p>
          </table:table-cell>
          <table:table-cell office:value-type="float" office:value="0.086" calcext:value-type="float">
            <text:p>0.086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81" calcext:value-type="float">
            <text:p>0.08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94" calcext:value-type="float">
            <text:p>0.09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13" calcext:value-type="float">
            <text:p>0.11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37" calcext:value-type="float">
            <text:p>0.13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39" calcext:value-type="float">
            <text:p>0.13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48" calcext:value-type="float">
            <text:p>0.148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69" calcext:value-type="float">
            <text:p>0.16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79" calcext:value-type="float">
            <text:p>0.17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202" calcext:value-type="float">
            <text:p>0.20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236" calcext:value-type="float">
            <text:p>0.236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28" calcext:value-type="float">
            <text:p>0.280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492" calcext:value-type="float">
            <text:p>0.49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509" calcext:value-type="float">
            <text:p>0.50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529" calcext:value-type="float">
            <text:p>0.52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" calcext:value-type="float">
            <text:p>0.11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1" calcext:value-type="float">
            <text:p>0.111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2" calcext:value-type="float">
            <text:p>0.11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73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73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73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73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73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7" calcext:value-type="float">
            <text:p>0.17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7" calcext:value-type="float">
            <text:p>0.18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73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" calcext:value-type="float">
            <text:p>0.20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Factor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73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25" calcext:value-type="float">
            <text:p>0.22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73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3" calcext:value-type="float">
            <text:p>0.23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73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3" calcext:value-type="float">
            <text:p>0.23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73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31" calcext:value-type="float">
            <text:p>0.231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73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96" calcext:value-type="float">
            <text:p>0.296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73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MSE</text:p>
          </table:table-cell>
          <table:table-cell office:value-type="float" office:value="0.42" calcext:value-type="float">
            <text:p>0.42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73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MSE</text:p>
          </table:table-cell>
          <table:table-cell office:value-type="float" office:value="0.43" calcext:value-type="float">
            <text:p>0.43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07" calcext:value-type="float">
            <text:p>0.070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081" calcext:value-type="float">
            <text:p>0.081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095" calcext:value-type="float">
            <text:p>0.09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113" calcext:value-type="float">
            <text:p>0.113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17" calcext:value-type="float">
            <text:p>0.11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137" calcext:value-type="float">
            <text:p>0.13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148" calcext:value-type="float">
            <text:p>0.148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236" calcext:value-type="float">
            <text:p>0.23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7" calcext:value-type="float">
            <text:p>0.18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75" calcext:value-type="float">
            <text:p>0.27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423" calcext:value-type="float">
            <text:p>0.423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536" calcext:value-type="float">
            <text:p>0.53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555" calcext:value-type="float">
            <text:p>0.55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56" calcext:value-type="float">
            <text:p>0.56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624" calcext:value-type="float">
            <text:p>0.62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639" calcext:value-type="float">
            <text:p>0.63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826" calcext:value-type="float">
            <text:p>0.82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931" calcext:value-type="float">
            <text:p>0.931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951" calcext:value-type="float">
            <text:p>0.951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1.194" calcext:value-type="float">
            <text:p>1.19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4" calcext:value-type="float">
            <text:p>0.18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9" calcext:value-type="float">
            <text:p>0.19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415" calcext:value-type="float">
            <text:p>0.41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416" calcext:value-type="float">
            <text:p>0.41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419" calcext:value-type="float">
            <text:p>0.41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427" calcext:value-type="float">
            <text:p>0.42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43" calcext:value-type="float">
            <text:p>0.430</text:p>
          </table:table-cell>
          <table:table-cell office:value-type="float" office:value="0.07" calcext:value-type="float">
            <text:p>0.07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53" calcext:value-type="float">
            <text:p>0.530</text:p>
          </table:table-cell>
          <table:table-cell office:value-type="float" office:value="0.06" calcext:value-type="float">
            <text:p>0.06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59" calcext:value-type="float">
            <text:p>0.590</text:p>
          </table:table-cell>
          <table:table-cell office:value-type="float" office:value="0.11" calcext:value-type="float">
            <text:p>0.11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0.84" calcext:value-type="float">
            <text:p>0.840</text:p>
          </table:table-cell>
          <table:table-cell office:value-type="float" office:value="0.11" calcext:value-type="float">
            <text:p>0.11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0.99" calcext:value-type="float">
            <text:p>0.990</text:p>
          </table:table-cell>
          <table:table-cell office:value-type="float" office:value="0.07" calcext:value-type="float">
            <text:p>0.07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1.67" calcext:value-type="float">
            <text:p>1.670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 table:number-rows-repeated="10482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trics" table:style-name="ta1">
        <table:shapes>
          <draw:frame draw:z-index="0" draw:style-name="gr1" draw:text-style-name="P1" svg:width="2mm" svg:height="4.74mm" svg:x="0mm" svg:y="4.52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mm" svg:height="4.74mm" svg:x="0mm" svg:y="4.52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0" table:default-cell-style-name="ce52"/>
        <table:table-column table:style-name="co51" table:default-cell-style-name="ce52"/>
        <table:table-column table:style-name="co52" table:default-cell-style-name="ce52"/>
        <table:table-column table:style-name="co15" table:number-columns-repeated="1021" table:default-cell-style-name="ce52"/>
        <table:table-row table:style-name="ro2">
          <table:table-cell table:style-name="ce54" office:value-type="string" calcext:value-type="string">
            <text:p>Acronym</text:p>
          </table:table-cell>
          <table:table-cell table:style-name="ce54" office:value-type="string" calcext:value-type="string">
            <text:p>Name</text:p>
          </table:table-cell>
          <table:table-cell table:style-name="ce54" office:value-type="string" calcext:value-type="string">
            <text:p>Formula</text:p>
          </table:table-cell>
          <table:table-cell table:style-name="ce54" table:number-columns-repeated="1021"/>
        </table:table-row>
        <table:table-row table:style-name="ro2">
          <table:table-cell office:value-type="string" calcext:value-type="string">
            <text:p>sMAPE</text:p>
          </table:table-cell>
          <table:table-cell office:value-type="string" calcext:value-type="string">
            <text:p>symmetric Mean Absolute Scaled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SE</text:p>
          </table:table-cell>
          <table:table-cell office:value-type="string" calcext:value-type="string">
            <text:p>Mean Absolute Scaled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PE</text:p>
          </table:table-cell>
          <table:table-cell office:value-type="string" calcext:value-type="string">
            <text:p>Mean Absolute Percentag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WA</text:p>
          </table:table-cell>
          <table:table-cell office:value-type="string" calcext:value-type="string">
            <text:p>Overall Weighted Aver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RMSE</text:p>
          </table:table-cell>
          <table:table-cell office:value-type="string" calcext:value-type="string">
            <text:p>Normalized Root Mean Squar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SE</text:p>
          </table:table-cell>
          <table:table-cell office:value-type="string" calcext:value-type="string">
            <text:p>Root Mean Squar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E</text:p>
          </table:table-cell>
          <table:table-cell office:value-type="string" calcext:value-type="string">
            <text:p>Mean Absolut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SE</text:p>
          </table:table-cell>
          <table:table-cell office:value-type="string" calcext:value-type="string">
            <text:p>Mean Squar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E</text:p>
          </table:table-cell>
          <table:table-cell office:value-type="string" calcext:value-type="string">
            <text:p>Mean Relativ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_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LL</text:p>
          </table:table-cell>
          <table:table-cell office:value-type="string" calcext:value-type="string">
            <text:p>Negative Log Likelihoo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XENT</text:p>
          </table:table-cell>
          <table:table-cell office:value-type="string" calcext:value-type="string">
            <text:p>Cross-Entrop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</text:p>
          </table:table-cell>
          <table:table-cell office:value-type="string" calcext:value-type="string">
            <text:p>Accurac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C(ROC)</text:p>
          </table:table-cell>
          <table:table-cell office:value-type="string" calcext:value-type="string">
            <text:p>Area Under (Receiver Operating Characteristic) Curv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PRC</text:p>
          </table:table-cell>
          <table:table-cell office:value-type="string" calcext:value-type="string">
            <text:p>Area Under Precision-Recall Curve</text:p>
          </table:table-cell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atasets" table:base-cell-address="$datasets.$A$2" table:cell-range-address="$datasets.$A$2:.$A$40"/>
        <table:named-range table:name="models" table:base-cell-address="$models.$B$2" table:cell-range-address="$models.$G$2:.$G$40"/>
        <table:named-range table:name="model_header" table:base-cell-address="$models.$B$1" table:cell-range-address="$models.$G$1"/>
        <table:named-range table:name="publications" table:base-cell-address="$models.$A$2" table:cell-range-address="$models.$A$2:.$A$40"/>
        <table:named-range table:name="publication_header" table:base-cell-address="$models.$A$1" table:cell-range-address="$models.$A$1"/>
      </table:named-expressions>
      <table:database-ranges>
        <table:database-range table:name="__Anonymous_Sheet_DB__0" table:target-range-address="scores.A1:scores.AO40" table:display-filter-buttons="true" table:orientation="column"/>
        <table:database-range table:name="__Anonymous_Sheet_DB__1" table:target-range-address="datasets.A1:datasets.P15" table:display-filter-buttons="true">
          <table:sort>
            <table:sort-by table:field-number="1" table:data-type="automatic"/>
          </table:sort>
        </table:database-range>
        <table:database-range table:name="__Anonymous_Sheet_DB__2" table:target-range-address="models.A1:models.O22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results.A1:results.Q280" table:display-filter-buttons="true">
          <table:sort>
            <table:sort-by table:field-number="2" table:data-type="automatic"/>
          </table:sort>
        </table:database-range>
        <table:database-range table:name="__Anonymous_Sheet_DB__4" table:target-range-address="metrics.A1:metrics.C104857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0">00/00/0000</text:date>, <text:time style:data-style-name="N2" text:time-value="23:21:43.3795785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6T18:50:16.631369180</meta:creation-date>
    <meta:generator>LibreOffice/7.2.7.2$Linux_X86_64 LibreOffice_project/20$Build-2</meta:generator>
    <dc:date>2022-05-11T20:54:20.510240422</dc:date>
    <meta:editing-duration>P1DT22H12M23S</meta:editing-duration>
    <meta:editing-cycles>70</meta:editing-cycles>
    <meta:document-statistic meta:table-count="5" meta:cell-count="2398" meta:object-count="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